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Standard"/>
      <text:p text:style-name="Standard">The capitain held up a hand. <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he captain shook. Was she breaking him asked Marin to herself? <text:line-break/> </text:p>
      <text:p text:style-name="Standard">He was still wearing his helmet, and so was the crew. He leaned his head forward in assent and the huge form walked slowly, sweaying delicoiusly as everyone watched. </text:p>
      <text:p text:style-name="Standard"/>
      <text:p text:style-name="Standard">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Standard"/>
      <text:p text:style-name="Standard">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Standard"/>
      <text:p text:style-name="Standard">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ext:soft-pag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Standard"/>
      <text:p text:style-name="Standard">Captain warned off his men. There was no use. She'd already exposed him. </text:p>
      <text:p text:style-name="Standard"/>
      <text:p text:style-name="Standard">"I'll take this one as well " she intoned delightfully. And dropped the leathered raider to the ground, stunned. The captain shook his head but aquiested. Baba yaga walked toward Marin with a delebortate and intense stare. </text:p>
      <text:p text:style-name="Standard"/>
      <text:p text:style-name="Standard">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Standard"/>
      <text:p text:style-name="Standard">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Standard"/>
      <text:p text:style-name="Standard">She could feel her body react to the intensity of the flesh before her. Something <text:span text:style-name="T1">steamed</text:span><text:span text:style-name="T2"> invisable from the skin and breath. Intoxicating and inviting it called to her to submit and open up. Marin was embarased to feel herself become arroused. </text:span></text:p>
      <text:p text:style-name="Standard"><text:span text:style-name="T2"/></text:p>
      <text:p text:style-name="Standard"><text:span text:style-name="T2">"what are you doing?" asked Marin, but only in her mind. She expected no reply, the Baba couldn't really be behind inside her mind could she? </text:span></text:p>
      <text:p text:style-name="Standard"><text:span text:style-name="T2"/></text:p>
      <text:p text:style-name="Standard"><text:span text:style-name="T2">A deep gasp, and then a drawn out <text:s/>"ohhhhhh. He was right. You are something, unique. Do you mind if I come in? "<text:line-break/><text:line-break/>"I'd rather you not" </text:span></text:p>
      <text:p text:style-name="Standard"><text:span text:style-name="T2"/></text:p>
      <text:p text:style-name="Standard"><text:span text:style-name="T2">Marins cheeks flushed. She tried to get her feelings undercontrol. She begain to whisper a hymn. <text:line-break/><text:line-break/>"But I insist. If we're to work together- then I have to know what you're capable of. And what you....like." </text:span></text:p>
      <text:p text:style-name="Standard"><text:span text:style-name="T2"/></text:p>
      <text:p text:style-name="Standard"><text:span text:style-name="T2">Marin knew instinctually that trust could not be given- only earned. She walled herself and then was no longer standing in the grey rough carved bay of the asteroid. </text:span></text:p>
      <text:p text:style-name="Standard"><text:span text:style-name="T2"/></text:p>
      <text:p text:style-name="Standard"><text:span text:style-name="T2">A green field with blue sky- like her home. Perfect agricultural land with dark black soil so rich each shovel full was a treasure. And wiggling her petite perfect toes into the sod stood baba yaga. </text:span></text:p>
      <text:p text:style-name="Standard"><text:span text:style-name="T2"/></text:p>
      <text:p text:style-name="Standard"><text:span text:style-name="T2">"This is lovely child. Take me inside- " and the woman gestured to a fine log cabin and fields behind. </text:span></text:p>
      <text:p text:style-name="Standard"><text:span text:style-name="T2"/></text:p>
      <text:p text:style-name="Standard"><text:span text:style-name="T2">"Who's our guest?" asked a strapping man that stepped onto the porch as Baba Yaga strode further towards the house. It was Derek. From home. The man who was to be her husband. Her dream, </text:span><text:soft-page-break/><text:span text:style-name="T2">before it all went wrong. Behind him the open cabin. He wore the rough plaid that marked him as an honest man. Marin recognized the familiar day dream she'd had for all her youth. And she knew that she must not let Baba Yaga in that house. </text:span></text:p>
      <text:p text:style-name="Standard"><text:span text:style-name="T2"/></text:p>
      <text:p text:style-name="Standard"><text:span text:style-name="T2">"Go back inside dear. Our guest is leaving. She's made a mistake in comming here. She's asking to come where she wasn't invited." </text:span></text:p>
      <text:p text:style-name="Standard"><text:span text:style-name="T2"/></text:p>
      <text:p text:style-name="Standard"><text:span text:style-name="T2">The Yaga's eyes illuminated brightly at the offense thrown her way. A cat's eyes lined with glowing pulse... playful and excited at the first indications of a game. </text:span></text:p>
      <text:p text:style-name="Standard"><text:span text:style-name="T2"/></text:p>
      <text:p text:style-name="Standard"><text:span text:style-name="T2">"Are ya sure honey? We've got plenty of dinner and a nice seat by the fire. Sure would be nice to jaw a bit." he siad. </text:span></text:p>
      <text:p text:style-name="Standard"><text:span text:style-name="T2"/></text:p>
      <text:p text:style-name="Standard"><text:span text:style-name="T2">"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span></text:p>
      <text:p text:style-name="Standard"><text:span text:style-name="T2"/></text:p>
      <text:p text:style-name="Standard"><text:span text:style-name="T2">"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span></text:p>
      <text:p text:style-name="Standard"><text:span text:style-name="T2"/></text:p>
      <text:p text:style-name="Standard"><text:span text:style-name="T2">She and Baba Yaga stood where they had always been. </text:span></text:p>
      <text:p text:style-name="Standard"><text:span text:style-name="T2"/></text:p>
      <text:p text:style-name="Standard"><text:span text:style-name="T2">"Oh you are a titan my dear. You and I will dance for sometime. And when I am finished with you- all the stars will dive from the heavens to be near you." </text:span></text:p>
      <text:p text:style-name="Standard"><text:span text:style-name="T2"/></text:p>
      <text:p text:style-name="Standard"><text:span text:style-name="T2">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span></text:p>
      <text:p text:style-name="Standard"><text:span text:style-name="T2"/></text:p>
      <text:p text:style-name="Standard"><text:span text:style-name="T2">"To the dealings captain"<text:line-break/><text:line-break/>"To the dealings" </text:span></text:p>
      <text:p text:style-name="Standard"><text:span text:style-name="T2"/></text:p>
      <text:p text:style-name="Standard"><text:span text:style-name="T2">With their attention elsewhere Marin could focus on herself. </text:span></text:p>
      <text:p text:style-name="Standard"><text:span text:style-name="T2"/></text:p>
      <text:p text:style-name="Standard"><text:span text:style-name="T2">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span></text:p>
      <text:p text:style-name="Standard"><text:span text:style-name="T2"/></text:p>
      <text:p text:style-name="Standard"><text:span text:style-name="T2">She gasped. Her memories came to her.</text:span></text:p>
      <text:p text:style-name="Standard"><text:span text:style-name="T2"/></text:p>
      <text:p text:style-name="Standard"><text:span text:style-name="T2">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text:span><text:soft-page-break/><text:span text:style-name="T2">enforce them, and no husband to save herself for. She was adrift. </text:span></text:p>
      <text:p text:style-name="Standard"><text:span text:style-name="T2"/></text:p>
      <text:p text:style-name="Standard"><text:span text:style-name="T2">"We have a deal then capitan." It was Baba Yaga. Marin looked at her, magnetic and powerful and in control of whatever happened to her.</text:span></text:p>
      <text:p text:style-name="Standard"><text:span text:style-name="T2"/></text:p>
      <text:p text:style-name="Standard"><text:span text:style-name="T2">"Won't you and your crew come inside? Have some refreshments, sample the pleasures?" </text:span></text:p>
      <text:p text:style-name="Standard"><text:span text:style-name="T2"/></text:p>
      <text:p text:style-name="Standard"><text:span text:style-name="T2">"I never mix business and pleasure Baba Yaga" he shook her hand and a huge sheaf of dutch crater notes exchanged hands. </text:span></text:p>
      <text:p text:style-name="Standard"><text:span text:style-name="T2"/></text:p>
      <text:p text:style-name="Standard"><text:span text:style-name="T2">With the handshake She drew him in close, and pressed a kiss onto the facemask of his helmet. </text:span></text:p>
      <text:p text:style-name="Standard"><text:span text:style-name="T2"/></text:p>
      <text:p text:style-name="Standard"><text:span text:style-name="T2">"Come. See. Me. Again" </text:span></text:p>
      <text:p text:style-name="Standard"><text:span text:style-name="T2"/></text:p>
      <text:p text:style-name="Standard"><text:span text:style-name="T2">His head shook and then handed Baba Yaga the controls to the electric collars that were around each of the slaves necks. </text:span></text:p>
      <text:p text:style-name="Standard"><text:span text:style-name="T2"/></text:p>
      <text:p text:style-name="Standard"><text:span text:style-name="T2">The raider ship was closing up. The lost raider didn't even blink, collar or not he strode behind Baba yaga. </text:span></text:p>
      <text:p text:style-name="Standard"><text:span text:style-name="T2"/></text:p>
      <text:p text:style-name="Standard"><text:span text:style-name="T2">Marin got in line behind him. She wanted desperatley to be back in the cabin, with her dreams. </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span></text:p>
      <text:p text:style-name="Standard"><text:soft-page-break/><text:span text:style-name="T2"/></text:p>
      <text:p text:style-name="Standard"><text:span text:style-name="T2">Marin realised for the first time that she was hungry. The spicy aroma of a sharp sweet soup, coconut and capsin spice like the wind on hot desert sand. Her stomach gurgled. </text:span></text:p>
      <text:p text:style-name="Standard"><text:span text:style-name="T2"/></text:p>
      <text:p text:style-name="Standard"><text:span text:style-name="T2">"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span></text:p>
      <text:p text:style-name="Standard"><text:span text:style-name="T2"/></text:p>
      <text:p text:style-name="Standard"><text:span text:style-name="T2">"Ah- Madame. New arivals." He placed the damascus steel blade in his hand onto the bamboo chopping block he had been slicing leeks upon, threw his white cotton dish cloth over his shoulder, <text:s/>and made a fist into the palm of his opposite open hand and bowed. </text:span></text:p>
      <text:p text:style-name="Standard"><text:span text:style-name="T2"/></text:p>
      <text:p text:style-name="Standard"><text:span text:style-name="T2">"This is Kaow Chen" said Baba Yaga. Tell him your birthday and your favorite thing to eat so he can make it for you- and so no one's day is forgotten and we all get to eat cake more often!" </text:span></text:p>
      <text:p text:style-name="Standard"><text:span text:style-name="T2"/></text:p>
      <text:p text:style-name="Standard"><text:span text:style-name="T2">Kaow Chen smiled. His eyes black like a morners crushed velvet. </text:span></text:p>
      <text:p text:style-name="Standard"><text:span text:style-name="T2"/></text:p>
      <text:p text:style-name="Standard"><text:span text:style-name="T2">"You will all work for Kaow Chen for sometime, and begin your training. When we know you, and you can be trusted you will work for six days here, four days in the tree. This will go on for a year. Then you can apply to learn another off job. Some never leave the kitchen. It is a delectably wonderful place." </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6H17M28S</meta:editing-duration>
    <meta:editing-cycles>12</meta:editing-cycles>
    <meta:generator>OpenOffice/4.1.11$Win32 OpenOffice.org_project/4111m1$Build-9808</meta:generator>
    <dc:date>2022-06-25T20:48:28.14</dc:date>
    <dc:creator>Blake Stanger</dc:creator>
    <meta:document-statistic meta:table-count="0" meta:image-count="0" meta:object-count="0" meta:page-count="6" meta:paragraph-count="58" meta:word-count="2888" meta:character-count="15915"/>
    <meta:user-defined meta:name="Info 1"/>
    <meta:user-defined meta:name="Info 2"/>
    <meta:user-defined meta:name="Info 3"/>
    <meta:user-defined meta:name="Info 4"/>
  </office:meta>
</office:document-meta>
</file>